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95cm" fo:margin-left="0cm" table:align="left"/>
    </style:style>
    <style:style style:name="Table1.A" style:family="table-column">
      <style:table-column-properties style:column-width="2.833cm"/>
    </style:style>
    <style:style style:name="Table1.B" style:family="table-column">
      <style:table-column-properties style:column-width="3.66cm"/>
    </style:style>
    <style:style style:name="Table1.C" style:family="table-column">
      <style:table-column-properties style:column-width="2.401cm"/>
    </style:style>
    <style:style style:name="Table1.D" style:family="table-column">
      <style:table-column-properties style:column-width="2.439cm"/>
    </style:style>
    <style:style style:name="Table1.F" style:family="table-column">
      <style:table-column-properties style:column-width="2.829cm"/>
    </style:style>
    <style:style style:name="Table1.A1" style:family="table-cell">
      <style:table-cell-properties fo:padding="0.097cm" fo:border-left="0.25pt solid #000000" fo:border-right="none" fo:border-top="0.25pt solid #000000" fo:border-bottom="0.25pt solid #000000" style:writing-mode="lr-tb"/>
    </style:style>
    <style:style style:name="Table1.F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F2"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text-properties fo:font-size="16pt" fo:font-weight="bold" style:font-size-asian="16pt" style:font-weight-asian="bold" style:font-size-complex="16pt" style:font-weight-complex="bold"/>
    </style:style>
    <style:style style:name="P2"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3" style:family="paragraph" style:parent-style-name="Standard">
      <style:paragraph-properties fo:text-align="justify" style:justify-single-word="false"/>
    </style:style>
    <style:style style:name="P4"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5"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text-properties fo:font-weight="bold" style:font-weight-asian="bold" style:font-weight-complex="bold"/>
    </style:style>
    <style:style style:name="P7" style:family="paragraph" style:parent-style-name="Table_20_Contents">
      <style:text-properties fo:font-weight="bold" style:font-weight-asian="bold" style:font-weight-complex="bold"/>
    </style:style>
    <style:style style:name="P8" style:family="paragraph" style:parent-style-name="Standard" style:master-page-name="MP0">
      <style:paragraph-properties style:page-number="auto" fo:break-before="page"/>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4"/>
    <style:style style:name="P13" style:family="paragraph" style:parent-style-name="Standard">
      <style:text-properties officeooo:rsid="0016c0b9" officeooo:paragraph-rsid="0016c0b9"/>
    </style:style>
    <style:style style:name="P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5" style:family="paragraph">
      <style:paragraph-properties style:punctuation-wrap="simple"/>
    </style:style>
    <style:style style:name="T1" style:family="text">
      <style:text-properties fo:font-weight="bold" style:font-weight-asian="bold" style:font-weight-complex="bold"/>
    </style:style>
    <style:style style:name="T2" style:family="text">
      <style:text-properties style:font-name-complex="Mangal"/>
    </style:style>
    <style:style style:name="T3" style:family="text">
      <style:text-properties fo:font-size="16pt" fo:font-weight="bold" style:font-size-asian="16pt" style:font-weight-asian="bold" style:font-size-complex="16pt" style:font-weight-complex="bold"/>
    </style:style>
    <style:style style:name="T4" style:family="text">
      <style:text-properties style:font-name-asian="Liberation Serif" style:font-name-complex="Liberation Serif"/>
    </style:style>
    <style:style style:name="T5" style:family="text">
      <style:text-properties fo:background-color="#ffff00" loext:char-shading-value="0"/>
    </style:style>
    <style:style style:name="T6" style:family="text">
      <style:text-properties fo:background-color="#ffff00" loext:char-shading-value="0"/>
    </style:style>
    <style:style style:name="T7" style:family="text">
      <style:text-properties officeooo:rsid="0016ee45" fo:background-color="#ffff00" loext:char-shading-value="0"/>
    </style:style>
    <style:style style:name="T8" style:family="text">
      <style:text-properties officeooo:rsid="00179e30" fo:background-color="#ffff00" loext:char-shading-value="0"/>
    </style:style>
    <style:style style:name="T9" style:family="text">
      <style:text-properties officeooo:rsid="00188ddf" fo:background-color="#ffff00" loext:char-shading-value="0"/>
    </style:style>
    <style:style style:name="T1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text-position="super 65%"/>
    </style:style>
    <style:style style:name="T12" style:family="text">
      <style:text-properties fo:font-size="10.5pt" style:font-size-asian="10.5pt"/>
    </style:style>
    <style:style style:name="T13" style:family="text">
      <style:text-properties style:font-name="Calibri" fo:font-size="11pt" style:font-size-asian="11pt"/>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office:annotation office:name="0"><dc:creator>Thorson, James</dc:creator><dc:date>2017-04-20T11:05:00</dc:date><text:p>What journal are you targeting?</text:p></office:annotation><text:span text:style-name="Default_20_Paragraph_20_Font"><text:span text:style-name="T1">Using joint-species distribution models to inform mixed fishery management</text:span></text:span><office:annotation-end office:name="0"/></text:p>
      <text:p text:style-name="P13">[<text:span text:style-name="T6">PLOS One / </text:span><text:span text:style-name="T7">Proc B – </text:span><text:span text:style-name="T8">qualify why: </text:span><text:span text:style-name="T9">implications for LO, IF allows Open Access</text:span>]</text:p>
      <text:p text:style-name="Standard"/>
      <text:p text:style-name="Standard">Paul J Dolder, James T Thorson &amp; Cóilín Minto</text:p>
      <text:p text:style-name="Standard"/>
      <text:p text:style-name="P1">Abstract</text:p>
      <text:p text:style-name="Standard"/>
      <text:p text:style-name="Standard">Mixed fisheries are where more than one species are caught together in the same fishing operation. Mixed fishery interactions are the pre-eminent management issue in fisheries managed by landing quotas, as over-quota catches of weaker stocks leads to overexploitation when pursuing landings of healthy stocks. Decoupling exploitation of weaker stocks from healthy stocks is vital if mixed fisheries are to be managed efficiently, yet remains a challenge due to co-occurrence at fine spatial and temporal scales. We apply a joint species distribution model (VAST) to the nine most important demersal fish species caught in the Celtic Sea fisheries, each separated into juvenile and adult size classes. The model integrates data from seven fisheries independent surveys, takes account of correlations among species-group spatio-temporal distributions and abundances and makes use of habitat and depth covariates to predict spatial density estimates consistent with the resolution of the data. Model outputs are consistent with stock-level trends abundances over time from international assessments, yet also provide detailed insight into species co-occurrence and the strength of <office:annotation office:name="1"><dc:creator>Thorson, James</dc:creator><dc:date>2017-04-20T11:02:00</dc:date><text:p>I reserve “interaction” for impacts of species X on per-capita productivity of species Y</text:p></office:annotation>associations<office:annotation-end office:name="1"/> in space and time. We use the outputs to draw inference on the challenges in separating catches of key commercial demersal fish in moving to the EU landing obligation. <office:annotation office:name="3"><dc:creator>Thorson, James</dc:creator><dc:date>2017-04-20T11:03:00</dc:date><text:p>I would leave this as a topic for a future paper – and I’d be happy to help discuss how to move forward!</text:p><text:p/><text:p>Instead, I would add 1-2 sentences of specific conclusions that you draw.</text:p><text:p/><text:p>However, if you DO want to tackle this now, I guess I would try to use MCMC to take draws from the random effects (either conditional on MLE, or fully Bayesian treatment of fixed effects), and then optimize some success metric (total catch given constraints) w.r.t. spatial variation in fishing effort while calculating the success metric while summing across posterior draws. <text:s/>This would avoid using a single model for parameter estimation and management optimization (which I think would be difficult!) but would also incorporate estimates of imprecision from the JDSDM. </text:p></office:annotation><office:annotation office:name="2"><dc:creator>Unknown Author</dc:creator><dc:date>2017-03-29T14:54:00</dc:date><text:p text:style-name="P15"><text:span text:style-name="T12">I don’t know how feasible it is to undertake the optimisation exercise for this piece of work, but would be a way to round the paper off...or it may be sufficiently involved to be a separate exercise?</text:span></text:p></office:annotation>[We then show how exploiting differences in species distributions through optimising spatial effort distribution can help align catches to available quota, improving the sustainability of mixed fisheries].</text:p>
      <text:p text:style-name="Standard"><office:annotation-end office:name="2"/><office:annotation-end office:name="3"/></text:p>
      <text:p text:style-name="Standard"/>
      <text:p text:style-name="P1">Key points</text:p>
      <text:p text:style-name="P1"/>
      <text:list xml:id="list4961353591934548102" text:style-name="L1">
        <text:list-item>
          <text:p text:style-name="P9">Increasing interest in spatio-temporal management for mixed fisheries to avoid weaker stocks.</text:p>
        </text:list-item>
      </text:list>
      <text:p text:style-name="Standard"/>
      <text:list xml:id="list171828385662626" text:continue-numbering="true" text:style-name="L1">
        <text:list-item>
          <text:p text:style-name="P9">JDSMs can inform if and where / when species are more likely to be able to be exploited independently from species of concern. Including whether its possible to separate the fisheries or other technical (gear based) measures might be more effective.</text:p>
        </text:list-item>
      </text:list>
      <text:p text:style-name="Standard"/>
      <text:list xml:id="list171829581693988" text:continue-numbering="true" text:style-name="L1">
        <text:list-item>
          <text:p text:style-name="P9">Applied to 9 species each with 2 life stages (juvenile / adult). Incorporated fixed gear effects to take account of survey differences, and incorporated substrate and depth as predictive covariates.</text:p>
        </text:list-item>
      </text:list>
      <text:p text:style-name="Standard"/>
      <text:list xml:id="list171829658439617" text:continue-numbering="true" text:style-name="L1">
        <text:list-item>
          <text:p text:style-name="P9">Factor analysis shows some common spatial patterns describing species occurrence (moving from inshore North East to offshore South West), yet including spatio-temporal dynamics indicates linkages among species groups are more important than a spatial pattern. Could indicate some uncharacterised spatio-temporal driver (environmental / temperature) leading to abundance hot spots ?</text:p>
        </text:list-item>
      </text:list>
      <text:p text:style-name="Standard"/>
      <text:list xml:id="list171829683551341" text:continue-numbering="true" text:style-name="L1">
        <text:list-item>
          <text:p text:style-name="P9">Model output confirms linkages among species groups (gadoids, flatfish and deeper waters species) commonly caught together in the same fisheries - however, indications some of spatial/temporal separation of cod from haddock and whiting in the gadoid fishery which could have important implications for management of mixed demersal fisheries.</text:p>
        </text:list-item>
      </text:list>
      <text:p text:style-name="P1"/>
      <text:p text:style-name="P1"/>
      <text:p text:style-name="P1"><text:soft-page-break/>Introduction</text:p>
      <text:p text:style-name="P1"/>
      <text:list xml:id="list1937486956749000656" text:style-name="L2">
        <text:list-item>
          <text:p text:style-name="P10">The context of the mixed fishery management problem: over-quota catches and discarding, introduction of the landings obligation to EU fisheries.</text:p>
        </text:list-item>
      </text:list>
      <text:p text:style-name="Standard"/>
      <text:list xml:id="list171830288201619" text:continue-numbering="true" text:style-name="L2">
        <text:list-item>
          <text:p text:style-name="P10">Importance and new emphasis on managing mixed fisheries in more effective way – need for management solutions to maximise quota uptake in highly diverse mixed fisheries of Celtic Sea – introduce some of the key species and fisheries</text:p>
        </text:list-item>
      </text:list>
      <text:p text:style-name="Standard"/>
      <text:list xml:id="list171830184479078" text:continue-numbering="true" text:style-name="L2">
        <text:list-item>
          <text:p text:style-name="P10">Increasing interest (both locally and worldwide) in spatial management measures and decoupling exploitation through spatio-temporal avoidance / closures.</text:p>
        </text:list-item>
      </text:list>
      <text:p text:style-name="Standard"/>
      <text:list xml:id="list171828591884107" text:continue-numbering="true" text:style-name="L2">
        <text:list-item>
          <text:p text:style-name="P10">The history of surveys for the region – and the lack of effective use of the information due to different survey designs, spatial / temporal coverage. <text:s/></text:p>
        </text:list-item>
      </text:list>
      <text:p text:style-name="Standard"/>
      <text:list xml:id="list171828791988025" text:continue-numbering="true" text:style-name="L2">
        <text:list-item>
          <text:p text:style-name="P10">Recent developments in JDSMs, geospatial methods and mixed models and how they can inform on co-occurrence of different species and their interactions in space and time while taking account of different survey design / structure.</text:p>
        </text:list-item>
      </text:list>
      <text:p text:style-name="Standard"/>
      <text:list xml:id="list171828771010779" text:continue-numbering="true" text:style-name="L2">
        <text:list-item>
          <text:p text:style-name="P10">Introducing questions:</text:p>
          <text:list>
            <text:list-item>
              <text:p text:style-name="P10">Can effective use be made of different surveys to inform on likely technical interactions (integrating across surveys)</text:p>
            </text:list-item>
            <text:list-item>
              <text:p text:style-name="P10">What inferences can be drawn about species co-occurrence and spatio-temporal dynamics in the context of mixed fishery management (factor analysis).</text:p>
            </text:list-item>
            <text:list-item>
              <text:p text:style-name="P10">Can insights be used to identify where spatio-temporal management measures can support sustainability of the mixed fisheries by decoupling exploitation of species caught in the fisheries (context of gadoid fishery management problem – possibly effort allocation optimisation exercise).</text:p>
            </text:list-item>
          </text:list>
        </text:list-item>
      </text:list>
      <text:p text:style-name="Standard"/>
      <text:p text:style-name="P1">Methods</text:p>
      <text:p text:style-name="Standard"/>
      <text:p text:style-name="Standard">Description of Data:– different surveys covering 1990 - 2015 (Table 1 in pdf) and 9 species separated as juvenile/adult into 18 species-group (Table 2 in pdf). Data processing steps including cleaning up data, estimating swept area etc...[draw from data processing doc].</text:p>
      <text:p text:style-name="Standard"/>
      <text:p text:style-name="Standard">Description of VAST: Based around Thorson &amp; Barnett 2017</text:p>
      <text:p text:style-name="Standard"/>
      <text:p text:style-name="Standard"><office:annotation office:name="4"><dc:creator>Thorson, James</dc:creator><dc:date>2017-04-20T16:10:00</dc:date><text:p>Next time, could you send along the list of settings too? <text:s/></text:p><text:p/><text:p>I’m mainly interested in what you used for “ObsModel”, specifically ObsModel[2], which affects interpretation of the two predictors, see the User Manual for details</text:p><text:p/></office:annotation>Settings / application for choice of competing models<office:annotation-end office:name="4"/></text:p>
      <text:p text:style-name="Standard"><text:tab/>- Fixed gear effect</text:p>
      <text:p text:style-name="Standard"><text:tab/>- <office:annotation office:name="5"><dc:creator>Thorson, James</dc:creator><dc:date>2017-04-20T16:08:00</dc:date><text:p>Maybe trim the shaded area in Fig. 1 to only include areas within the “domain” that is modelled by VAST. <text:s/>Otherwise you have these polygons that extend until the edge in the SW which look weird (and don’t actually matter to the model). <text:s/></text:p></office:annotation>Inclusion of substrate and depth covariates (Figure 1).<office:annotation-end office:name="5"/></text:p>
      <text:p text:style-name="Standard"/>
      <text:p text:style-name="Standard"><text:span text:style-name="Default_20_Paragraph_20_Font"><text:span text:style-name="T3">Results</text:span></text:span></text:p>
      <text:p text:style-name="Standard"/>
      <text:p text:style-name="P3">Model comparison through AIC, BIC indicate that including vessel effect gives a marked improvement, where including predictive density covariates based on substrate type and depth led to no improvement (Table 3).</text:p>
      <text:p text:style-name="Standard"/>
      <text:p text:style-name="Standard">Table 3. AIC and BIC used for model selection</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row>
          <table:table-cell table:style-name="Table1.A1" office:value-type="string">
            <text:p text:style-name="P7">Model</text:p>
          </table:table-cell>
          <table:table-cell table:style-name="Table1.A1" office:value-type="string">
            <text:p text:style-name="P7">Description</text:p>
          </table:table-cell>
          <table:table-cell table:style-name="Table1.A1" office:value-type="string">
            <text:p text:style-name="P7">No Fixed Parameters</text:p>
          </table:table-cell>
          <table:table-cell table:style-name="Table1.A1" office:value-type="string">
            <text:p text:style-name="P7">No Random Parameters</text:p>
          </table:table-cell>
          <table:table-cell table:style-name="Table1.A1" office:value-type="string">
            <text:p text:style-name="P7">AIC</text:p>
          </table:table-cell>
          <table:table-cell table:style-name="Table1.F1" office:value-type="string">
            <text:p text:style-name="P7">BIC</text:p>
          </table:table-cell>
        </table:table-row>
        <text:soft-page-break/>
        <table:table-row>
          <table:table-cell table:style-name="Table1.A2" office:value-type="string">
            <text:p text:style-name="Table_20_Contents">H0</text:p>
          </table:table-cell>
          <table:table-cell table:style-name="Table1.A2" office:value-type="string">
            <text:p text:style-name="Standard">Without fixed gear effect (vessel random effect), no covariates</text:p>
          </table:table-cell>
          <table:table-cell table:style-name="Table1.A2" office:value-type="string">
            <text:p text:style-name="Table_20_Contents">1462</text:p>
          </table:table-cell>
          <table:table-cell table:style-name="Table1.A2" office:value-type="string">
            <text:p text:style-name="Table_20_Contents">129276</text:p>
          </table:table-cell>
          <table:table-cell table:style-name="Table1.A2" office:value-type="string">
            <text:p text:style-name="Table_20_Contents">125 954</text:p>
          </table:table-cell>
          <table:table-cell table:style-name="Table1.F2" office:value-type="string">
            <text:p text:style-name="Table_20_Contents">140 187</text:p>
          </table:table-cell>
        </table:table-row>
        <table:table-row>
          <table:table-cell table:style-name="Table1.A2" office:value-type="string">
            <text:p text:style-name="Table_20_Contents">H1</text:p>
          </table:table-cell>
          <table:table-cell table:style-name="Table1.A2" office:value-type="string">
            <text:p text:style-name="Standard">With fixed gear effect, no density covariates</text:p>
          </table:table-cell>
          <table:table-cell table:style-name="Table1.A2" office:value-type="string">
            <text:p text:style-name="Table_20_Contents">1674</text:p>
          </table:table-cell>
          <table:table-cell table:style-name="Table1.A2" office:value-type="string">
            <text:p text:style-name="Table_20_Contents">129276</text:p>
          </table:table-cell>
          <table:table-cell table:style-name="Table1.A2" office:value-type="string">
            <text:p text:style-name="Table_20_Contents">116 012</text:p>
          </table:table-cell>
          <table:table-cell table:style-name="Table1.F2" office:value-type="string">
            <text:p text:style-name="Table_20_Contents">132 309</text:p>
          </table:table-cell>
        </table:table-row>
        <table:table-row>
          <table:table-cell table:style-name="Table1.A2" office:value-type="string">
            <text:p text:style-name="Table_20_Contents">H2</text:p>
          </table:table-cell>
          <table:table-cell table:style-name="Table1.A2" office:value-type="string">
            <text:p text:style-name="Standard">With fixed gear effect, substrate and <office:annotation office:name="6"><dc:creator>Unknown Author</dc:creator><dc:date>2017-04-19T16:58:00</dc:date><text:p><text:span text:style-name="T12">N.B. I was surprised depth did not give a better fit given the spatial factor plots. Given this, I’ve set it up slightly differently (giving a log(depth) as the data were highly skewed) and currently running to see if it improves the fit.</text:span></text:p><text:p><text:span text:style-name="T12"/></text:p><text:p><text:span text:style-name="T12">JTT – You could also explore a quadratic impact of log-depth. <text:s/>However, it certaintly seems reasonable to me to think that the spatial random field can capture the same variation as the covariate. <text:s/>Technically, there’s some justification for using “conditional” AIC (rather than marginal AIC as used here) for selecting covariates. <text:s/>But that’s not avialble in TMB yet…</text:span></text:p></office:annotation>depth density covariates<office:annotation-end office:name="6"/></text:p>
          </table:table-cell>
          <table:table-cell table:style-name="Table1.A2" office:value-type="string">
            <text:p text:style-name="Table_20_Contents">1688</text:p>
          </table:table-cell>
          <table:table-cell table:style-name="Table1.A2" office:value-type="string">
            <text:p text:style-name="Table_20_Contents">129276</text:p>
          </table:table-cell>
          <table:table-cell table:style-name="Table1.A2" office:value-type="string">
            <text:p text:style-name="Table_20_Contents">116 013</text:p>
          </table:table-cell>
          <table:table-cell table:style-name="Table1.F2" office:value-type="string">
            <text:p text:style-name="Table_20_Contents">132 446</text:p>
          </table:table-cell>
        </table:table-row>
      </table:table>
      <text:p text:style-name="Standard"/>
      <text:p text:style-name="P3">For almost all species – gear combinations the catchability parameter estimates were informative and provided for consistent interpretation of density estimates across the time series. Species with known similar morphological features making them susceptible to certain fishing gears show similar catchability estimates (i.e. the roundfish such as cod, haddock and whiting show higher catchabilities in otter trawl gears than in beam gears, and vice versa for flatfish species; <office:annotation office:name="__Annotation__375_1668162309"><dc:creator>Unknown Author</dc:creator><dc:date>2017-04-27T17:04:22.144221396</dc:date><text:p text:style-name="P14"><text:span text:style-name="T10">Show a flatfish, a roundfish and an adult and juvenile – as example (encounter prob and positive catch rate). Rest in suppl</text:span></text:p></office:annotation>Figure 2<office:annotation-end office:name="__Annotation__375_1668162309"/>). The exception were juvenile cod and budegassa in the Carlhelmar gear where there were insufficient samples to estimate catchability parameters – so these were fixed based on the adult <office:annotation office:name="7"><dc:creator>Unknown Author</dc:creator><dc:date>2017-04-18T20:15:00</dc:date><text:p><text:span text:style-name="T12">Check this, doesn’t look right – it may be that I got values when I fit species by species and used these..</text:span></text:p></office:annotation>equivalent values<office:annotation-end office:name="7"/>.</text:p>
      <text:p text:style-name="Standard"/>
      <text:p text:style-name="Standard">Based on H2:</text:p>
      <text:p text:style-name="Standard"/>
      <text:p text:style-name="P4">Inter species-group correlations (Figure 3):</text:p>
      <text:p text:style-name="Standard"/>
      <text:p text:style-name="Standard">Correlations in the average spatial encounter probability are strong within species (i.e. among adults and juvenile of the same species, generally <text:span text:style-name="Default_20_Paragraph_20_Font"><text:span text:style-name="T4">≥</text:span></text:span> 0.8, excepting hake which is 0.6). These persist when taking account of temporal dynamics with correlations within a species for spatio-temporal encounter probability remaining <text:span text:style-name="Default_20_Paragraph_20_Font"><text:span text:style-name="T4">≥ 0.6 for all species.</text:span></text:span></text:p>
      <text:p text:style-name="Standard"/>
      <text:p text:style-name="Standard">When looking across species, correlations in the spatial encounter probability show grouping among species types. For example, in average spatial encounter probability cod tend to be associated positively with other gadoid species including haddock and whiting (0.7 and 0.5 among the adult groups respectively) and more weakly positively associated with deeper water species such as hake and megrim (0.4 each) and the monkfish (0.1, 0.3) and weakly negatively with other flatfish (place and sole, -0.1). <text:s/>By contrast, correlations in spatio-temporal dynamics are strong for cod only with the gadoid species haddock and whiting (0.7 for each). Similarly, spatio-temporal correlations for haddock are strongly with whiting and cod (0.7 each) as well as partially with piscatorius monkfish (0.6) and plaice (0.5). As well as with cod and haddock, whiting show strong positive correlations with plaice (0.6 with adult, 0.7 with juvenile), juvenile sole (0.6) and adult hake (0.5). </text:p>
      <text:p text:style-name="Standard"/>
      <text:p text:style-name="Standard">Similarly, the flatfish species of plaice and sole are strongly associated across size groups and between the two species (<text:span text:style-name="Default_20_Paragraph_20_Font"><text:span text:style-name="T4">≥ </text:span></text:span>0.7), with plaice also associated with haddock and whiting. Another grouping found with strong inter-species correlations are the deeper water species of piscatorius monkfish, budegassa monkfish, megrim and hake that show inter-species spatio-temporal correlations in the range of of 0.5 – 0.8. It is notable that the only negative spatio-temporal correlations are for cod with megrim and budegassa monkfish (weakly -0.2 to -0.1) <text:s/>and sole with hake (-0.5).</text:p>
      <text:p text:style-name="Standard"/>
      <text:p text:style-name="Standard"><text:soft-page-break/>For the correlation among spatio-temporal positive catch rates (i.e. densities on encounter), within species positive correlations are evident for all species as well as among similar species grouping. Cod is positively associated with haddock (0.6), whiting (0.4) as well as piscatorius monkfish (0.4) and plaice (0.4), while haddock, in addition to cod, is positively associated with whiting (0.7) and to a lesser extent plaice (0.3) but negatively associated with budegassa (-0.4) and piscatorius monkfish (-0.2). Megrim and the two monkfish species (piscatorius and budegassa) are all positively associated (ranging from 0.4 – 0.5) and also show association with the flatfish species plaice (0.5) and sole (0.8) while the two monkfish species are associated strongly (0.6) as well as with sole (0.5 0.6) and piscatorius with plaice (0.4) but not budegassa with plaice (-0.1). The flatfish species show strong correlation with each other in terms of spatio-temporal density (0.5 – 0.6).</text:p>
      <text:p text:style-name="Standard"/>
      <text:p text:style-name="Standard"/>
      <text:p text:style-name="P4">Factor analysis</text:p>
      <text:p text:style-name="P4"/>
      <text:p text:style-name="Standard">Together, the first two factor loadings capture <office:annotation office:name="8"><dc:creator>Unknown Author</dc:creator><dc:date>2017-04-18T21:00:00</dc:date><text:p><text:span text:style-name="T12">83.5 % for first 3</text:span></text:p></office:annotation>72.4 %<office:annotation-end office:name="8"/> of species variability in the average spatial encounter probabilities and <office:annotation office:name="9"><dc:creator>Unknown Author</dc:creator><dc:date>2017-04-18T21:01:00</dc:date><text:p><text:span text:style-name="T12">69.2 % first 3</text:span></text:p></office:annotation>53.7 %<office:annotation-end office:name="9"/> for average spatial positive catch rates. When the factor loadings are viewed in spatial plots (<office:annotation office:name="10"><dc:creator>Thorson, James</dc:creator><dc:date>2017-04-20T16:18:00</dc:date><text:p>I agree that you only need to show 2-3, and just report what proportion of variance is being captured by this representation. <text:s/>This is similar to ordination, e.g., NMDS, where you project to a low-dimensional subspace and just report a metric of loss (where variance-explained is much better IMO than NMDS “stress”)</text:p></office:annotation>Figures 4 and 5<office:annotation-end office:name="10"/>) a district pattern can be seen moving from the inshore shallower waters North East to the deeper offshore waters South West (similar to the Anisotropic direction, Figure 17 (Supl)). Such a pattern is less evident in the spatio-temporal factor plots (<office:annotation office:name="11"><dc:creator>Thorson, James</dc:creator><dc:date>2017-04-20T16:02:00</dc:date><text:p>I’m confused about these. <text:s/>The figure captions say that they are epsilon (spatio-temporal) so they should have a different value for each year. <text:s/>Instead, Fig. 15/16 show only a single map for each factor – I think that I generate a plot showing the average of epsilon across all years, so maybe that is what you’re showing. <text:s/>However, it would be more informative to show the value of the 1<text:span text:style-name="T11">st</text:span> and 2<text:span text:style-name="T11">nd</text:span> factors for each year (or a subset of selected years), each as a panel figure in the Suppl. Mat..</text:p></office:annotation>Figures 15 &amp; 16 (Supl)<office:annotation-end office:name="11"/>) where factor loadings are less evenly distributed in space.</text:p>
      <text:p text:style-name="Standard"/>
      <text:p text:style-name="Standard">In order to visualise the factor loadings associated with each species-group for spatio-temporal encounter probability and spatio-temporal catch rates, the first two factor loadings have been plotted as a biplot (<office:annotation office:name="12"><dc:creator>Thorson, James</dc:creator><dc:date>2017-04-20T16:20:00</dc:date><text:p>I agree that it would be fun to do fish-pictures, but no worries if it takes too much time!</text:p></office:annotation>Figure 6<office:annotation-end office:name="12"/>). Here it becomes clear that common factors are contributing to the dynamics of the species groups identified above (roundfish, flatfish and deepwater species). For spatio-temporal encounter probability deepwater species including megrim, the monkfishes and hake cluster together with a negative association with the second axes, while roundfish (excepting adult cod) are clustered through a strong negative trend in the first axes with roundfish and flatfish both having a positive association on the first axes.</text:p>
      <text:p text:style-name="Standard"/>
      <text:p text:style-name="P4"><office:annotation office:name="14"><dc:creator>Thorson, James</dc:creator><dc:date>2017-04-20T16:21:00</dc:date><text:p>I like bringing the analysis home with the interpretation for a particular fishery!</text:p><text:p/><text:p>Could you add another example fishery, like is there a mixed flatfish fishery to describe?</text:p></office:annotation>Species avoidance in mixed fisheries: example in the gadoid fishery</text:p>
      <text:p text:style-name="P4"/>
      <text:p text:style-name="Standard">Fishers target a mixed fishery including cod, haddock and whiting. Analysis above shows strong co-occurance for these species. Appears that haddock and whiting are more associated than cod with haddock or whiting (Figure 6). <office:annotation office:name="13"><dc:creator>Thorson, James</dc:creator><dc:date>2017-04-20T16:29:00</dc:date><text:p>Like Fig. 1, this would look better with boundaries cropped (more like Fig. 4/5)</text:p></office:annotation>Figure 7<office:annotation-end office:name="13"/> shows the difference in distribution of each species from the other. As can be seen, cod had a more northerly (north westerly) distribution than haddock in 2015, while cod had a more westerly distribution than whiting. Haddock had a more westerly distribution than whiting. These differences could have implications for the fisheries in seeking to avoid one or another of the species.<office:annotation-end office:name="14"/></text:p>
      <text:p text:style-name="P4"/>
      <text:p text:style-name="P2">Discussion (preliminary)</text:p>
      <text:p text:style-name="Standard"/>
      <text:p text:style-name="Standard">Key points to discuss:</text:p>
      <text:p text:style-name="Standard"/>
      <text:list xml:id="list2792532058002300929" text:style-name="L3">
        <text:list-item>
          <text:p text:style-name="P11">Application sheds light on linkages among species in Celtic Sea fish community</text:p>
          <text:list>
            <text:list-item>
              <text:p text:style-name="P11">Relevance to mixed fishery management – strong correlation among species groups means highly likely to be caught together in same fishing operation</text:p>
            </text:list-item>
            <text:list-item>
              <text:p text:style-name="P11">Drivers for correlations among species – synthesise the factor analysis results with the correlations… <office:annotation office:name="15"><dc:creator>Thorson, James</dc:creator><dc:date>2017-04-20T16:22:00</dc:date><text:p>I think you can suggest using these spatio-temporal factors as a tool for exploratory screening of potential covariates. <text:s/>This is basically what we proposed doing in our paper on covariate effects:</text:p><text:p/><text:p><text:span text:style-name="T13">Thorson, J.T., Ianelli, J.N., Kotwicki, S., In press. The relative influence of temperature and size structure on fish distribution shifts: a case study on walleye pollock in the Bering Sea. Fish Fish.</text:span></text:p><text:p/></office:annotation>Seems a common driver for average trend (depth??) but differences between years – can these be environmental ?<office:annotation-end office:name="15"/></text:p>
            </text:list-item>
            <text:list-item>
              <text:p text:style-name="P11">Clear groups of species emerge: average occurrence appears based on spatial pattern (depth, habitat preference ??). However, taking account of temporal changes factor <text:soft-page-break/>analysis shows strong species links between groups of species - some latent undescribed environmental driver (e.g. temp ?)</text:p>
            </text:list-item>
          </text:list>
        </text:list-item>
      </text:list>
      <text:p text:style-name="Standard"/>
      <text:list xml:id="list171829277197261" text:continue-numbering="true" text:style-name="L3">
        <text:list-item>
          <text:p text:style-name="P11">Comment on difference in correlations between cod and the two monkfish species &gt;&gt; piscatorius has a more easterly (shallower water) distribution than budegassa so more co-occurance – ?? can link this to the biology of the species</text:p>
        </text:list-item>
      </text:list>
      <text:p text:style-name="Standard"/>
      <text:list xml:id="list171828703563863" text:continue-numbering="true" text:style-name="L3">
        <text:list-item>
          <text:p text:style-name="P11"><office:annotation office:name="16"><dc:creator>Unknown Author</dc:creator><dc:date>2017-04-19T17:09:00</dc:date><text:p><text:span text:style-name="T12">I think there was a setting for fine scale (at level of data?) variation in covariates?</text:span></text:p><text:p><text:span text:style-name="T12"/></text:p><text:p><text:span text:style-name="T12">JTT – This “fine-scale covariate” idea is not yet available, it is high on the to-do list though! <text:s/>It might slow the model down a good bit though. <text:s/></text:span></text:p></office:annotation>Habitat and depth covariates did not improve fit<office:annotation-end office:name="16"/>…Was this because they were high enough resolution (i.e. associated with a knot over large area, rather than data point location…).</text:p>
        </text:list-item>
      </text:list>
      <text:p text:style-name="Standard"/>
      <text:list xml:id="list171829160568072" text:continue-numbering="true" text:style-name="L3">
        <text:list-item>
          <text:p text:style-name="P11">Some spatial separation of cod from haddock and whiting: important for managing mixed demersal fisheries ??</text:p>
        </text:list-item>
      </text:list>
      <text:p text:style-name="Standard"/>
      <text:p text:style-name="Standard">Further work:</text:p>
      <text:p text:style-name="Standard"/>
      <text:list xml:id="list4089357138639144389" text:style-name="L4">
        <text:list-item>
          <text:p text:style-name="P12"><office:annotation office:name="17"><dc:creator>Thorson, James</dc:creator><dc:date>2017-04-20T16:24:00</dc:date><text:p>There is a feature for adding seasonal variation. <text:s/>You just add a new column to `t_iz` input to `VAST::Data_Fn`, where the 1<text:span text:style-name="T11">st</text:span> column is still year, and the 2<text:span text:style-name="T11">nd</text:span> column could be week, etc. <text:s/>Its not really tested though – so use at your own risk! <text:s/>However, I would be very interested to see this demonstrated, and think it would be an interesting methodological paper in itself. <text:s/>However, I personally think you have plenty of material here for a descriptive paper. <text:s/></text:p></office:annotation>Incorporate different timing of surveys (seasonal) effect into model ?<office:annotation-end office:name="17"/></text:p>
        </text:list-item>
      </text:list>
      <text:p text:style-name="Standard"/>
      <text:list xml:id="list171829977341131" text:continue-numbering="true" text:style-name="L4">
        <text:list-item>
          <text:p text:style-name="P12"><office:annotation office:name="18"><dc:creator>Thorson, James</dc:creator><dc:date>2017-04-20T16:26:00</dc:date><text:p>It is of course possible that it would, and it seems like it could be worth exploring. My experience, however, is that it is only a weak predictor relative to unexplained variation. <text:s/>I think including covariates is particularly important during forecasts – but that’s a topic for a different paper, or maybe for the discussion but not actually testing here. <text:s/></text:p></office:annotation>Include temperature as as covariate in the model ? <text:s/>Is a time varying covariate so may explain some of the inter-year variability ?<office:annotation-end office:name="18"/></text:p>
        </text:list-item>
      </text:list>
      <text:p text:style-name="Standard"/>
      <text:list xml:id="list171829485600612" text:continue-numbering="true" text:style-name="L4">
        <text:list-item>
          <text:p text:style-name="P12"><office:annotation office:name="19"><dc:creator>Thorson, James</dc:creator><dc:date>2017-04-20T16:27:00</dc:date><text:p>I’m hiring a new PhD student looking to jointly analyse fishery and survey catch-rate data. <text:s/>Happy to see it mentioned in the discussion as an important topic for future research!</text:p></office:annotation>Application seasonally to fisheries dependent data?<office:annotation-end office:name="19"/></text:p>
        </text:list-item>
      </text:list>
      <text:p text:style-name="Standard"/>
      <text:p text:style-name="P5">Notes:</text:p>
      <text:p text:style-name="Standard"/>
      <text:p text:style-name="Standard"><office:annotation office:name="20"><dc:creator>Thorson, James</dc:creator><dc:date>2017-04-20T16:28:00</dc:date><text:p>Agreed – also a good discussion point. <text:s/></text:p></office:annotation>[3. Predictions of spatial densities can be used to inform optimal effort distributions from the context of maximising quota uptake in mixed fisheries under single-species quota constraints.]<office:annotation-end office:name="20"/></text:p>
      <text:p text:style-name="Standard"/>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Mangal" svg:font-family="Mangal"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 svg:font-family="'Segoe UI'"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Bibliography" style:family="paragraph" style:parent-style-name="Normal" style:next-style-name="Normal">
      <style:paragraph-properties fo:hyphenation-ladder-count="no-limit"/>
      <style:text-properties style:font-name-complex="Mangal" style:font-family-complex="Mangal" style:font-family-generic-complex="roman" style:font-pitch-complex="variable" style:font-size-complex="10.5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style:style style:name="Comment_20_Reference" style:display-name="Comment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Thorson, James</meta:initial-creator>
    <meta:creation-date>2017-04-20T18:11:00Z</meta:creation-date>
    <dc:date>2017-04-27T17:11:19.887101552</dc:date>
    <meta:editing-cycles>8</meta:editing-cycles>
    <meta:editing-duration>PT1H47M47S</meta:editing-duration>
    <meta:document-statistic meta:table-count="1" meta:image-count="0" meta:object-count="0" meta:page-count="5" meta:paragraph-count="82" meta:word-count="1956" meta:character-count="13005" meta:non-whitespace-character-count="11132"/>
    <meta:template xlink:type="simple" xlink:actuate="onRequest" xlink:title="" xlink:href="Normal.dotm"/>
  </office:meta>
</office:document-meta>
</file>